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.2000007629395pt" fo:letter-spacing="normal" fo:font-style="normal" style:text-underline-style="none" fo:font-weight="bold" style:font-name-asian="Arial" style:font-size-asian="24.2000007629395pt" style:font-style-asian="normal" style:font-weight-asian="bold" style:font-name-complex="Arial" style:font-size-complex="24.200000762939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.2000007629395pt" fo:letter-spacing="normal" fo:font-style="normal" style:text-underline-style="none" fo:font-weight="normal" style:font-name-asian="Arial" style:font-size-asian="24.2000007629395pt" style:font-style-asian="normal" style:font-weight-asian="normal" style:font-name-complex="Arial" style:font-size-complex="24.200000762939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4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eux-tu maintenir ton attention à son maximum pendant 1h?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Peux-tu maintenir ton attention à son maximum pendant 1h?</text:span></text:p>
          </draw:text-box>
        </draw:frame>
        <presentation:notes draw:style-name="dp2">
          <draw:page-thumbnail draw:name="Google Shape;51;g27f8b9c5f0e_0_0:notes" draw:style-name="gr1" draw:layer="layout" svg:width="16.932cm" svg:height="9.524cm" svg:x="1.059cm" svg:y="1.905cm" draw:page-number="1" presentation:class="page"/>
          <draw:frame draw:name="Google Shape;52;g27f8b9c5f0e_0_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ux-tu faire attention à plusieurs choses à la fois?" draw:style-name="dp1" draw:master-page-name="TITLE_5f_AND_5f_BODY" presentation:presentation-page-layout-name="AL1T1">
        <draw:frame draw:name="Google Shape;59;p1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2">Peux-tu faire attention à plusieurs choses à la fois?</text:span></text:p>
          </draw:text-box>
        </draw:frame>
        <presentation:notes draw:style-name="dp2">
          <draw:page-thumbnail draw:name="Google Shape;56;g27f8b9c5f0e_0_11:notes" draw:style-name="gr1" draw:layer="layout" svg:width="16.932cm" svg:height="9.524cm" svg:x="1.059cm" svg:y="1.905cm" draw:page-number="2" presentation:class="page"/>
          <draw:frame draw:name="Google Shape;57;g27f8b9c5f0e_0_11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4;p15" presentation:style-name="pr1" draw:text-style-name="P2" draw:layer="layout" svg:width="23.667cm" svg:height="2.427cm" svg:x="0.866cm" svg:y="0.399cm" presentation:class="title" presentation:user-transformed="true">
          <draw:text-box>
            <text:p text:style-name="P4"><text:span text:style-name="T1">Peux-tu maintenir ton attention quand tu es fatigué ou quand tu as faim?</text:span></text:p>
          </draw:text-box>
        </draw:frame>
        <presentation:notes draw:style-name="dp2">
          <draw:page-thumbnail draw:name="Google Shape;61;g27f8b9c5f0e_0_15:notes" draw:style-name="gr1" draw:layer="layout" svg:width="16.932cm" svg:height="9.524cm" svg:x="1.059cm" svg:y="1.905cm" draw:page-number="3" presentation:class="page"/>
          <draw:frame draw:name="Google Shape;62;g27f8b9c5f0e_0_15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69;p16" presentation:style-name="pr5" draw:text-style-name="P2" draw:layer="layout" svg:width="23.667cm" svg:height="1.976cm" svg:x="0.866cm" svg:y="0.847cm" presentation:class="title" presentation:user-transformed="true">
          <draw:text-box>
            <text:p text:style-name="P4"><text:span text:style-name="T3">Restez sur une « cible » attentionnelle Sans faire attention à tout le reste</text:span></text:p>
          </draw:text-box>
        </draw:frame>
        <draw:frame draw:name="Google Shape;70;p16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4">Texte à lire</text:span><text:span text:style-name="T5"> </text:span></text:p>
            <text:p text:style-name="P6"><text:span text:style-name="T5">Etre attentif n’est pas naturel chez l’enfant, la nature nous a conçus pour nous laisser distraire par un bruit, une lumière, un objet qui bouge. Cela permet de nous garder en alerte.</text:span></text:p>
            <text:p text:style-name="P6"><text:span text:style-name="T5">Chaque enfant, chaque adolescent a intérêt à développer la maîtrise de ces distractions. Le développement des capacités attentionnelles est plus difficile à l'âge adulte. </text:span></text:p>
            <text:p text:style-name="P7"><text:span text:style-name="T5">Nous avons besoins de mobiliser notre attention pour conduire sans accident, pour moins nous tromper, pour mieux percevoir, etc.</text:span></text:p>
          </draw:text-box>
        </draw:frame>
        <presentation:notes draw:style-name="dp2">
          <draw:page-thumbnail draw:name="Google Shape;66;g27f8b9c5f0e_0_19:notes" draw:style-name="gr1" draw:layer="layout" svg:width="16.932cm" svg:height="9.524cm" svg:x="1.059cm" svg:y="1.905cm" draw:page-number="4" presentation:class="page"/>
          <draw:frame draw:name="Google Shape;67;g27f8b9c5f0e_0_1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frame draw:name="Google Shape;75;p17" presentation:style-name="pr1" draw:text-style-name="P2" draw:layer="layout" svg:width="23.667cm" svg:height="2.124cm" svg:x="0.866cm" svg:y="0.702cm" presentation:class="title" presentation:user-transformed="true">
          <draw:text-box>
            <text:p text:style-name="P4"><text:span text:style-name="T3">Restez sur une « cible » attentionnelle Sans faire attention à tout le reste</text:span></text:p>
          </draw:text-box>
        </draw:frame>
        <draw:frame draw:name="Google Shape;76;p17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4">Texte lu par la formatrice</text:span><text:span text:style-name="T5">: </text:span></text:p>
            <text:p text:style-name="P6"><text:span text:style-name="T6">Lorsque vous êtes avec des amis et que tout le monde parle en même temps, il est difficile d’en écouter un seul et de ne pas faire attention à ce que les autres disent.</text:span></text:p>
            <text:p text:style-name="P6"><text:span text:style-name="T6">Lorsqu’un champion automobile court en formule 1, tout risque d’attention d’une seule seconde peut être dramatique pour lui, pour les autres bolides, pour les spectateurs</text:span></text:p>
            <text:p text:style-name="P6"><text:span text:style-name="T6">Bien sûr que c’est fatiguant d’être attentif, mais les bénéfices sont immenses : on retient mieux et on fait mieux les choses.</text:span></text:p>
            <text:p text:style-name="P7"><text:span text:style-name="T6">Finalement, pensez-vous qu’il soit possible de faire attention à deux choses en même temps ? Lire un texte et écouter, par exemple.</text:span></text:p>
          </draw:text-box>
        </draw:frame>
        <presentation:notes draw:style-name="dp2">
          <draw:page-thumbnail draw:name="Google Shape;72;g27f8b9c5f0e_0_24:notes" draw:style-name="gr1" draw:layer="layout" svg:width="16.932cm" svg:height="9.524cm" svg:x="1.059cm" svg:y="1.905cm" draw:page-number="5" presentation:class="page"/>
          <draw:frame draw:name="Google Shape;73;g27f8b9c5f0e_0_24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ce d’observation concentrée " draw:style-name="dp1" draw:master-page-name="TITLE_5f_AND_5f_BODY" presentation:presentation-page-layout-name="AL1T1">
        <draw:frame draw:name="Google Shape;81;p18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7">Exercice d’observation concentrée </text:span></text:p>
          </draw:text-box>
        </draw:frame>
        <draw:frame draw:name="Google Shape;82;p18" presentation:style-name="pr9" draw:text-style-name="P9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8;g2807d582896_0_5:notes" draw:style-name="gr1" draw:layer="layout" svg:width="16.932cm" svg:height="9.524cm" svg:x="1.059cm" svg:y="1.905cm" draw:page-number="6" presentation:class="page"/>
          <draw:frame draw:name="Google Shape;79;g2807d582896_0_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ponses au quiz sur les différents types de mémoire" draw:style-name="dp1" draw:master-page-name="TITLE_5f_AND_5f_BODY" presentation:presentation-page-layout-name="AL1T1">
        <draw:frame draw:name="Google Shape;87;p19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7">Réponses au quiz sur les différents types de mémoire</text:span></text:p>
          </draw:text-box>
        </draw:frame>
        <draw:frame draw:name="Google Shape;88;p19" presentation:style-name="pr11" draw:text-style-name="P9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84;g2807d582896_0_0:notes" draw:style-name="gr1" draw:layer="layout" svg:width="16.932cm" svg:height="9.524cm" svg:x="1.059cm" svg:y="1.905cm" draw:page-number="7" presentation:class="page"/>
          <draw:frame draw:name="Google Shape;85;g2807d582896_0_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